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~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~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~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~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~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"sacred"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~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~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~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~? I wonder what kinda answer you were
gonna come out with~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"dirt
fell through a hole in the heavens and piled
up on the ground"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ur adventures on this developing planet
are 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lot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"Adigorn"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"Though the Magic amplification effects have
already worn off, I cannot have you taking
our power lightly!"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"Going up against four Heavenly Maidens might
be a tough one, but we'll do what we can."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"It looks like we have no choice but to
accept your challenge."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"I don't really get what's going on, but
this is our chance to chip away at the enemy
forces!"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"Let us engage!"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"Phew, we are facing off at last..."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"We can't afford to squander this opportunity."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"We'll settle this in one fell swoop."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"OK! We'll take it from here!"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"All hands, CHAAAAAARGE!!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3T16:22:19+02:00</meta:creation-date>
    <dc:date>2020-04-13T16:22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